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29E7B06D3FF.png" manifest:media-type="image/png"/>
  <manifest:file-entry manifest:full-path="Pictures/100002010000017B000002A06A35533F.png" manifest:media-type="image/png"/>
  <manifest:file-entry manifest:full-path="Pictures/100002010000017D000002A21E6CAF4E.png" manifest:media-type="image/png"/>
  <manifest:file-entry manifest:full-path="Pictures/100002010000017D0000029E1774C329.png" manifest:media-type="image/png"/>
  <manifest:file-entry manifest:full-path="Pictures/100002010000017D000002A0B969E38A.png" manifest:media-type="image/png"/>
  <manifest:file-entry manifest:full-path="Pictures/100002010000017B0000029F1622BF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0319in" svg:height="5.3681in" draw:z-index="0"><draw:image xlink:href="Pictures/100002010000017B0000029F1622BFA3.png" xlink:type="simple" xlink:show="embed" xlink:actuate="onLoad"/></draw:frame></text:p>
      <text:p text:style-name="Standard"><draw:frame draw:style-name="fr2" draw:name="Image2" text:anchor-type="paragraph" svg:width="3.048in" svg:height="5.3756in" draw:z-index="1"><draw:image xlink:href="Pictures/100002010000017D000002A0B969E38A.png" xlink:type="simple" xlink:show="embed" xlink:actuate="onLoad"/></draw:frame><text:soft-page-break/></text:p>
      <text:p text:style-name="Standard"><draw:frame draw:style-name="fr2" draw:name="Image3" text:anchor-type="paragraph" svg:width="3.048in" svg:height="5.3598in" draw:z-index="2"><draw:image xlink:href="Pictures/100002010000017D0000029E1774C329.png" xlink:type="simple" xlink:show="embed" xlink:actuate="onLoad"/></draw:frame><text:soft-page-break/></text:p>
      <text:p text:style-name="Standard"><draw:frame draw:style-name="fr2" draw:name="Image4" text:anchor-type="paragraph" svg:width="3.048in" svg:height="5.3917in" draw:z-index="3"><draw:image xlink:href="Pictures/100002010000017D000002A21E6CAF4E.png" xlink:type="simple" xlink:show="embed" xlink:actuate="onLoad"/></draw:frame><text:soft-page-break/></text:p>
      <text:p text:style-name="Standard"><draw:frame draw:style-name="fr2" draw:name="Image5" text:anchor-type="paragraph" svg:width="3.0402in" svg:height="5.3598in" draw:z-index="4"><draw:image xlink:href="Pictures/100002010000017C0000029E7B06D3FF.png" xlink:type="simple" xlink:show="embed" xlink:actuate="onLoad"/></draw:frame><text:soft-page-break/></text:p>
      <text:p text:style-name="Standard"><draw:frame draw:style-name="fr2" draw:name="Image6" text:anchor-type="paragraph" svg:width="3.0319in" svg:height="5.3756in" draw:z-index="5"><draw:image xlink:href="Pictures/100002010000017B000002A06A35533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17:30.880472000</meta:creation-date>
    <dc:date>2015-09-29T22:20:57.848098000</dc:date>
    <meta:editing-duration>PT3M28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4.4.5.2$MacOSX_X86_64 LibreOffice_project/a22f674fd25a3b6f45bdebf25400ed2adff0ff99</meta:generator>
  </office:meta>
</office:document-meta>
</file>